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300 Ids, 0.9 rate, 10-100 threshold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DR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8 attack</text:p>
          </table:table-cell>
          <table:table-cell office:value-type="string" calcext:value-type="string">
            <text:p>0.5 attack</text:p>
          </table:table-cell>
          <table:table-cell office:value-type="string" calcext:value-type="string">
            <text:p>0.2 attack</text:p>
          </table:table-cell>
        </table:table-row>
        <table:table-row table:style-name="ro1">
          <table:table-cell office:value-type="float" office:value="99.5901639344262" calcext:value-type="float">
            <text:p>99,5901639344</text:p>
          </table:table-cell>
          <table:table-cell office:value-type="float" office:value="97.6190476190476" calcext:value-type="float">
            <text:p>97,619047619</text:p>
          </table:table-cell>
          <table:table-cell office:value-type="float" office:value="67.9012345679012" calcext:value-type="float">
            <text:p>67,9012345679</text:p>
          </table:table-cell>
        </table:table-row>
        <table:table-row table:style-name="ro1">
          <table:table-cell office:value-type="float" office:value="98.1818181818182" calcext:value-type="float">
            <text:p>98,1818181818</text:p>
          </table:table-cell>
          <table:table-cell office:value-type="float" office:value="90.7834101382488" calcext:value-type="float">
            <text:p>90,7834101382</text:p>
          </table:table-cell>
          <table:table-cell office:value-type="float" office:value="33.7837837837838" calcext:value-type="float">
            <text:p>33,7837837838</text:p>
          </table:table-cell>
        </table:table-row>
        <table:table-row table:style-name="ro1">
          <table:table-cell office:value-type="float" office:value="96.039603960396" calcext:value-type="float">
            <text:p>96,0396039604</text:p>
          </table:table-cell>
          <table:table-cell office:value-type="float" office:value="80.2030456852792" calcext:value-type="float">
            <text:p>80,2030456853</text:p>
          </table:table-cell>
          <table:table-cell office:value-type="float" office:value="19.0954773869347" calcext:value-type="float">
            <text:p>19,0954773869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5.7142857142857" calcext:value-type="float">
            <text:p>65,7142857143</text:p>
          </table:table-cell>
          <table:table-cell office:value-type="float" office:value="10.6508875739645" calcext:value-type="float">
            <text:p>10,650887574</text:p>
          </table:table-cell>
        </table:table-row>
        <table:table-row table:style-name="ro1">
          <table:table-cell office:value-type="float" office:value="88.0281690140845" calcext:value-type="float">
            <text:p>88,0281690141</text:p>
          </table:table-cell>
          <table:table-cell office:value-type="float" office:value="43.7086092715232" calcext:value-type="float">
            <text:p>43,7086092715</text:p>
          </table:table-cell>
          <table:table-cell office:value-type="float" office:value="5.80645161290323" calcext:value-type="float">
            <text:p>5,8064516129</text:p>
          </table:table-cell>
        </table:table-row>
        <table:table-row table:style-name="ro1">
          <table:table-cell office:value-type="float" office:value="74.5901639344262" calcext:value-type="float">
            <text:p>74,5901639344</text:p>
          </table:table-cell>
          <table:table-cell office:value-type="float" office:value="27.6422764227642" calcext:value-type="float">
            <text:p>27,6422764228</text:p>
          </table:table-cell>
          <table:table-cell office:value-type="float" office:value="3.125" calcext:value-type="float">
            <text:p>3,125</text:p>
          </table:table-cell>
        </table:table-row>
        <table:table-row table:style-name="ro1">
          <table:table-cell office:value-type="float" office:value="64.6464646464647" calcext:value-type="float">
            <text:p>64,6464646465</text:p>
          </table:table-cell>
          <table:table-cell office:value-type="float" office:value="19.3877551020408" calcext:value-type="float">
            <text:p>19,387755102</text:p>
          </table:table-cell>
          <table:table-cell office:value-type="float" office:value="2.75229357798165" calcext:value-type="float">
            <text:p>2,752293578</text:p>
          </table:table-cell>
        </table:table-row>
        <table:table-row table:style-name="ro1">
          <table:table-cell office:value-type="float" office:value="47.2222222222222" calcext:value-type="float">
            <text:p>47,2222222222</text:p>
          </table:table-cell>
          <table:table-cell office:value-type="float" office:value="10.6060606060606" calcext:value-type="float">
            <text:p>10,6060606061</text:p>
          </table:table-cell>
          <table:table-cell office:value-type="float" office:value="1.16279069767442" calcext:value-type="float">
            <text:p>1,1627906977</text:p>
          </table:table-cell>
        </table:table-row>
        <table:table-row table:style-name="ro1">
          <table:table-cell office:value-type="float" office:value="36.9565217391304" calcext:value-type="float">
            <text:p>36,9565217391</text:p>
          </table:table-cell>
          <table:table-cell office:value-type="float" office:value="2.7027027027027" calcext:value-type="float">
            <text:p>2,7027027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.52380952380952" calcext:value-type="float">
            <text:p>9,5238095238</text:p>
          </table:table-cell>
          <table:table-cell office:value-type="float" office:value="4.54545454545455" calcext:value-type="float">
            <text:p>4,54545454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PR</text:p>
          </table:table-cell>
          <table:table-cell table:number-columns-repeated="2"/>
        </table:table-row>
        <table:table-row table:style-name="ro1">
          <table:table-cell office:value-type="float" office:value="42.8571428571429" calcext:value-type="float">
            <text:p>42,8571428571</text:p>
          </table:table-cell>
          <table:table-cell office:value-type="float" office:value="68.75" calcext:value-type="float">
            <text:p>68,75</text:p>
          </table:table-cell>
          <table:table-cell office:value-type="float" office:value="40.3508771929825" calcext:value-type="float">
            <text:p>40,35087719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0.9638554216867" calcext:value-type="float">
            <text:p>40,9638554217</text:p>
          </table:table-cell>
          <table:table-cell office:value-type="float" office:value="14.1025641025641" calcext:value-type="float">
            <text:p>14,1025641026</text:p>
          </table:table-cell>
        </table:table-row>
        <table:table-row table:style-name="ro1">
          <table:table-cell office:value-type="float" office:value="23.469387755102" calcext:value-type="float">
            <text:p>23,4693877551</text:p>
          </table:table-cell>
          <table:table-cell office:value-type="float" office:value="28.1553398058252" calcext:value-type="float">
            <text:p>28,1553398058</text:p>
          </table:table-cell>
          <table:table-cell office:value-type="float" office:value="4.95049504950495" calcext:value-type="float">
            <text:p>4,95049504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office:value-type="float" office:value="3.81679389312977" calcext:value-type="float">
            <text:p>3,8167938931</text:p>
          </table:table-cell>
        </table:table-row>
        <table:table-row table:style-name="ro1">
          <table:table-cell office:value-type="float" office:value="15.8227848101266" calcext:value-type="float">
            <text:p>15,8227848101</text:p>
          </table:table-cell>
          <table:table-cell office:value-type="float" office:value="12.751677852349" calcext:value-type="float">
            <text:p>12,7516778523</text:p>
          </table:table-cell>
          <table:table-cell office:value-type="float" office:value="2.75862068965517" calcext:value-type="float">
            <text:p>2,7586206897</text:p>
          </table:table-cell>
        </table:table-row>
        <table:table-row table:style-name="ro1">
          <table:table-cell office:value-type="float" office:value="12.3595505617978" calcext:value-type="float">
            <text:p>12,3595505618</text:p>
          </table:table-cell>
          <table:table-cell office:value-type="float" office:value="7.90960451977401" calcext:value-type="float">
            <text:p>7,9096045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6766169154229" calcext:value-type="float">
            <text:p>6,4676616915</text:p>
          </table:table-cell>
          <table:table-cell office:value-type="float" office:value="2.47524752475248" calcext:value-type="float">
            <text:p>2,4752475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.82456140350877" calcext:value-type="float">
            <text:p>4,8245614035</text:p>
          </table:table-cell>
          <table:table-cell office:value-type="float" office:value="2.13675213675214" calcext:value-type="float">
            <text:p>2,1367521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.93700787401575" calcext:value-type="float">
            <text:p>3,937007874</text:p>
          </table:table-cell>
          <table:table-cell office:value-type="float" office:value="0.760456273764259" calcext:value-type="float">
            <text:p>0,7604562738</text:p>
          </table:table-cell>
          <table:table-cell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float" office:value="0.3584229390681" calcext:value-type="float">
            <text:p>0,358422939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32:44.480000000</meta:creation-date>
    <dc:date>2017-03-29T11:44:32.224000000</dc:date>
    <meta:editing-duration>PT1M25S</meta:editing-duration>
    <meta:editing-cycles>1</meta:editing-cycles>
    <meta:document-statistic meta:table-count="1" meta:cell-count="66" meta:object-count="0"/>
    <meta:generator>LibreOffice/5.1.1.3$Windows_x86 LibreOffice_project/89f508ef3ecebd2cfb8e1def0f0ba9a803b88a6d</meta:generator>
  </office:meta>
</office:document-meta>
</file>